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="Arrow" draw:marker-start-width="0.36cm" draw:marker-end="Arrow" draw:marker-end-width="0.36cm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3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8cm" svg:x="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4cm" svg:x="19cm" svg:y="13cm">
          <text:p text:style-name="P1">2Mb</text:p>
          <text:p text:style-name="P1">2<text:span text:style-name="T1">nd</text:span><text:span text:style-name="T2"> Level</text:span></text:p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cm" svg:x="8cm" svg:y="15cm">
          <text:p text:style-name="P1">Execution Unit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cm" svg:height="2cm" svg:x="12cm" svg:y="18cm">
          <text:p text:style-name="P1">16kB</text:p>
          <text:p text:style-name="P1">Data C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cm" svg:height="1cm" svg:x="8cm" svg:y="13cm">
          <text:p text:style-name="P1">Schedul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cm" svg:x="10cm" svg:y="11cm">
          <text:p text:style-name="P1">Rename/All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11cm" svg:y="8cm">
          <text:p text:style-name="P1">Execution Trace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11cm" svg:y="6cm">
          <text:p text:style-name="P1">Dec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cm" svg:height="1cm" svg:x="11cm" svg:y="4cm">
          <text:p text:style-name="P1">Instruction Fe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7cm" svg:y="4cm">
          <text:p text:style-name="P1">ITL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7cm" svg:y="8cm">
          <text:p text:style-name="P1">Microcode</text:p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7cm" svg:y="8cm">
          <text:p text:style-name="P1">Trace</text:p>
          <text:p text:style-name="P1">Cach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5cm" svg:y1="17cm" svg:x2="15.5cm" svg:y2="18cm">
          <text:p/>
        </draw:line>
        <draw:line draw:style-name="gr3" draw:text-style-name="P1" draw:layer="layout" svg:x1="13.5cm" svg:y1="17cm" svg:x2="13.5cm" svg:y2="18cm">
          <text:p/>
        </draw:line>
        <draw:line draw:style-name="gr3" draw:text-style-name="P1" draw:layer="layout" svg:x1="13cm" svg:y1="14cm" svg:x2="13cm" svg:y2="15cm">
          <text:p/>
        </draw:line>
        <draw:line draw:style-name="gr3" draw:text-style-name="P1" draw:layer="layout" svg:x1="15.5cm" svg:y1="14cm" svg:x2="15.5cm" svg:y2="15cm">
          <text:p/>
        </draw:line>
        <draw:line draw:style-name="gr3" draw:text-style-name="P1" draw:layer="layout" svg:x1="10.5cm" svg:y1="14cm" svg:x2="10.5cm" svg:y2="15cm">
          <text:p/>
        </draw:line>
        <draw:line draw:style-name="gr4" draw:text-style-name="P1" draw:layer="layout" svg:x1="13cm" svg:y1="12cm" svg:x2="13cm" svg:y2="13cm">
          <text:p/>
        </draw:line>
        <draw:line draw:style-name="gr3" draw:text-style-name="P1" draw:layer="layout" svg:x1="13.5cm" svg:y1="10cm" svg:x2="13.5cm" svg:y2="11cm">
          <text:p/>
        </draw:line>
        <draw:line draw:style-name="gr5" draw:text-style-name="P1" draw:layer="layout" svg:x1="10cm" svg:y1="9cm" svg:x2="11cm" svg:y2="9cm">
          <text:p/>
        </draw:line>
        <draw:line draw:style-name="gr5" draw:text-style-name="P1" draw:layer="layout" svg:x1="16cm" svg:y1="9cm" svg:x2="17cm" svg:y2="9cm">
          <text:p/>
        </draw:line>
        <draw:line draw:style-name="gr3" draw:text-style-name="P1" draw:layer="layout" svg:x1="17.5cm" svg:y1="10cm" svg:x2="17.5cm" svg:y2="11cm">
          <text:p/>
        </draw:line>
        <draw:line draw:style-name="gr3" draw:text-style-name="P1" draw:layer="layout" svg:x1="13.5cm" svg:y1="7cm" svg:x2="13.5cm" svg:y2="8cm">
          <text:p/>
        </draw:line>
        <draw:line draw:style-name="gr3" draw:text-style-name="P1" draw:layer="layout" svg:x1="13.5cm" svg:y1="5cm" svg:x2="13.5cm" svg:y2="6cm">
          <text:p/>
        </draw:line>
        <draw:line draw:style-name="gr5" draw:text-style-name="P1" draw:layer="layout" svg:x1="10cm" svg:y1="4.5cm" svg:x2="11cm" svg:y2="4.5cm">
          <text:p/>
        </draw:line>
        <draw:connector draw:style-name="gr6" draw:text-style-name="P1" draw:layer="layout" svg:x1="17cm" svg:y1="19cm" svg:x2="21cm" svg:y2="17cm" draw:start-shape="id1" draw:start-glue-point="1" draw:end-shape="id2" draw:end-glue-point="2" svg:d="m17000 19000h4000v-2000" svg:viewBox="0 0 4001 2001">
          <text:p/>
        </draw:connector>
        <draw:connector draw:style-name="gr6" draw:text-style-name="P1" draw:layer="layout" svg:x1="21cm" svg:y1="13cm" svg:x2="16cm" svg:y2="4.5cm" draw:start-shape="id2" draw:start-glue-point="0" draw:end-shape="id3" draw:end-glue-point="1" svg:d="m21000 13000v-8500h-5000" svg:viewBox="0 0 5001 8501">
          <text:p/>
        </draw:connector>
        <draw:frame draw:style-name="gr7" draw:layer="layout" svg:width="18.768cm" svg:height="1.673cm" svg:x="4.875cm" svg:y="21.202cm">
          <draw:text-box>
            <text:p>https://software.intel.com/zh-cn/articles/who-moved-the-goal-posts-the-rapidly-changing-world-of-cp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5:26:13.174712896</meta:creation-date>
    <dc:date>2015-09-09T20:32:11.091624463</dc:date>
    <meta:editing-duration>PT32M19S</meta:editing-duration>
    <meta:editing-cycles>4</meta:editing-cycles>
    <meta:generator>LibreOffice/4.1.5.3$Linux_X86_64 LibreOffice_project/410m0$Build-3</meta:generator>
    <meta:document-statistic meta:object-count="28"/>
  </office:meta>
</office:document-meta>
</file>